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ap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VariableMap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VariableMap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VariableMapMethodArgumentResolverTests.handle( @ PathVariable Map &lt; String , String &gt; map , @ PathVariable ( value = "name" ) Map &lt; String , String &gt; namedMap , Map &lt; String , String &gt; mapWithoutAnnot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VariableMapMethodArgumentResolverTests.resolveArgumentNoUri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